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6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177cm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0cm"/>
    </style:style>
    <style:style style:name="gr12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1.143cm" svg:x="8.112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2.521cm" svg:height="0.962cm" svg:x="9.382cm" svg:y="1.816cm">
          <draw:text-box draw:corner-radius="0.362cm">
            <text:p>START</text:p>
          </draw:text-box>
        </draw:frame>
        <draw:custom-shape draw:style-name="gr1" draw:text-style-name="P1" draw:layer="layout" svg:width="6.223cm" svg:height="1.27cm" svg:x="7.604cm" svg:y="4.17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553cm" svg:height="0.962cm" svg:x="8.639cm" svg:y="4.302cm">
          <draw:text-box>
            <text:p>Move Forward</text:p>
          </draw:text-box>
        </draw:frame>
        <draw:custom-shape draw:style-name="gr3" draw:text-style-name="P1" xml:id="id4" draw:id="id4" draw:layer="layout" svg:width="8.255cm" svg:height="1.524cm" svg:x="5.953cm" svg:y="9.509cm">
          <text:p text:style-name="P1">Read Left </text:p>
          <text:p text:style-name="P1">Light senso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2" draw:id="id2" draw:layer="layout" svg:width="8.255cm" svg:height="1.391cm" draw:transform="skewX (-0.0925024503556995) translate (6.205cm 6.467cm)">
          <text:p text:style-name="P1">Read Right </text:p>
          <text:p text:style-name="P1">Light senso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5.715cm" svg:height="4.064cm" svg:x="7.985cm" svg:y="12.43cm">
          <text:p text:style-name="P1">Sensor on</text:p>
          <text:p text:style-name="P1"><text:s/>Blac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3.175cm" svg:height="0.889cm" svg:x="16.113cm" svg:y="13.95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979cm" svg:height="1.016cm" svg:x="16.24cm" svg:y="13.827cm">
          <draw:text-box draw:corner-radius="0.127cm">
            <text:p>Right</text:p>
          </draw:text-box>
        </draw:frame>
        <draw:custom-shape draw:style-name="gr1" draw:text-style-name="P1" draw:layer="layout" svg:width="3.175cm" svg:height="0.889cm" svg:x="2.143cm" svg:y="14.081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1.56cm" svg:height="0.962cm" svg:x="2.905cm" svg:y="13.954cm">
          <draw:text-box>
            <text:p>Left</text:p>
          </draw:text-box>
        </draw:frame>
        <draw:custom-shape draw:style-name="gr1" draw:text-style-name="P1" xml:id="id5" draw:id="id5" draw:layer="layout" svg:width="3.556cm" svg:height="2.667cm" svg:x="9.001cm" svg:y="18.399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.826cm" svg:height="1.673cm" svg:x="9.35cm" svg:y="18.907cm">
          <draw:text-box>
            <text:p>Move </text:p>
            <text:p>Forward</text:p>
          </draw:text-box>
        </draw:frame>
        <draw:line draw:style-name="gr7" draw:text-style-name="P1" draw:layer="layout" svg:x1="7.731cm" svg:y1="14.462cm" svg:x2="5.699cm" svg:y2="14.462cm">
          <text:p/>
        </draw:line>
        <draw:line draw:style-name="gr7" draw:text-style-name="P1" draw:layer="layout" svg:x1="13.827cm" svg:y1="14.462cm" svg:x2="15.732cm" svg:y2="14.462cm">
          <text:p/>
        </draw:line>
        <draw:line draw:style-name="gr7" draw:text-style-name="P1" draw:layer="layout" svg:x1="10.779cm" svg:y1="11.16cm" svg:x2="10.779cm" svg:y2="12.176cm">
          <text:p/>
        </draw:line>
        <draw:line draw:style-name="gr7" draw:text-style-name="P1" draw:layer="layout" svg:x1="10.779cm" svg:y1="8.112cm" svg:x2="10.779cm" svg:y2="9.474cm">
          <text:p/>
        </draw:line>
        <draw:line draw:style-name="gr7" draw:text-style-name="P1" draw:layer="layout" svg:x1="10.906cm" svg:y1="5.572cm" svg:x2="10.906cm" svg:y2="6.461cm">
          <text:p/>
        </draw:line>
        <draw:line draw:style-name="gr7" draw:text-style-name="P1" draw:layer="layout" svg:x1="10.779cm" svg:y1="3.032cm" svg:x2="10.779cm" svg:y2="4.048cm">
          <text:p/>
        </draw:line>
        <draw:line draw:style-name="gr7" draw:text-style-name="P1" draw:layer="layout" svg:x1="10.779cm" svg:y1="16.621cm" svg:x2="10.779cm" svg:y2="18.272cm">
          <text:p/>
        </draw:line>
        <draw:frame draw:style-name="gr2" draw:layer="layout" svg:width="1.772cm" svg:height="0.962cm" svg:x="11.039cm" svg:y="16.802cm">
          <draw:text-box>
            <text:p>YES</text:p>
          </draw:text-box>
        </draw:frame>
        <draw:frame draw:style-name="gr2" draw:layer="layout" svg:width="1.455cm" svg:height="0.962cm" svg:x="13.954cm" svg:y="13.373cm">
          <draw:text-box>
            <text:p>NO</text:p>
          </draw:text-box>
        </draw:frame>
        <draw:frame draw:style-name="gr2" draw:layer="layout" svg:width="1.455cm" svg:height="0.962cm" svg:x="6.334cm" svg:y="13.319cm">
          <draw:text-box>
            <text:p>NO</text:p>
          </draw:text-box>
        </draw:frame>
        <draw:custom-shape draw:style-name="gr3" draw:text-style-name="P1" xml:id="id1" draw:id="id1" draw:layer="layout" svg:width="4.191cm" svg:height="3.556cm" svg:x="15.097cm" svg:y="16.621cm">
          <text:p text:style-name="P1">Reduce </text:p>
          <text:p text:style-name="P1">Left </text:p>
          <text:p text:style-name="P1">Motor </text:p>
          <text:p text:style-name="P1">spee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10.779cm" svg:y1="11.16cm" svg:x2="10.779cm" svg:y2="12.176cm">
          <text:p/>
        </draw:line>
        <draw:line draw:style-name="gr7" draw:text-style-name="P1" draw:layer="layout" svg:x1="17.637cm" svg:y1="14.97cm" svg:x2="17.637cm" svg:y2="16.494cm">
          <text:p/>
        </draw:line>
        <draw:custom-shape draw:style-name="gr3" draw:text-style-name="P1" xml:id="id3" draw:id="id3" draw:layer="layout" svg:width="4.191cm" svg:height="3.556cm" svg:x="1.635cm" svg:y="17.129cm">
          <text:p text:style-name="P1">Reduce </text:p>
          <text:p text:style-name="P1">Right</text:p>
          <text:p text:style-name="P1">Motor </text:p>
          <text:p text:style-name="P1">spee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1" draw:layer="layout" svg:x1="17.193cm" svg:y1="20.177cm" svg:x2="14.524cm" svg:y2="7.162cm" draw:start-shape="id1" draw:start-glue-point="8" draw:end-shape="id2" draw:end-glue-point="1" svg:d="M17193 20177v502h2596v-13517h-5265" svg:viewBox="0 0 5266 13518">
          <text:p/>
        </draw:connector>
        <draw:connector draw:style-name="gr7" draw:text-style-name="P1" draw:layer="layout" svg:x1="3.207cm" svg:y1="20.685cm" svg:x2="5.953cm" svg:y2="10.271cm" draw:start-shape="id3" draw:start-glue-point="7" draw:end-shape="id4" draw:end-glue-point="3" svg:d="M3207 20685v502h-2074v-10916h4820" svg:viewBox="0 0 4821 10917">
          <text:p/>
        </draw:connector>
        <draw:custom-shape draw:style-name="gr1" draw:text-style-name="P1" xml:id="id6" draw:id="id6" draw:layer="layout" svg:width="3.429cm" svg:height="1.651cm" svg:x="9.068cm" svg:y="22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.84cm" svg:height="0.962cm" svg:x="10.271cm" svg:y="23.352cm">
          <draw:text-box>
            <text:p>END</text:p>
          </draw:text-box>
        </draw:frame>
        <draw:connector draw:style-name="gr7" draw:text-style-name="P1" draw:layer="layout" svg:x1="10.779cm" svg:y1="21.066cm" svg:x2="10.782cm" svg:y2="22.814cm" draw:start-shape="id5" draw:start-glue-point="2" draw:end-shape="id6" draw:end-glue-point="0" svg:d="M10779 21066v873h3v875" svg:viewBox="0 0 4 1749">
          <text:p/>
        </draw:connector>
        <draw:frame draw:style-name="gr8" draw:layer="layout" svg:width="4.699cm" svg:height="0.962cm" svg:x="1.254cm" svg:y="1.381cm">
          <draw:text-box>
            <text:p>FLOWCHART</text:p>
          </draw:text-box>
        </draw:frame>
      </draw:page>
      <draw:page draw:name="page2" draw:style-name="dp1" draw:master-page-name="Default">
        <draw:frame draw:style-name="gr9" draw:layer="layout" svg:width="15.494cm" svg:height="1.016cm" svg:x="1.381cm" svg:y="1.381cm">
          <draw:text-box>
            <text:p>CONTROL DESIGN – Proportional Control Method</text:p>
          </draw:text-box>
        </draw:frame>
        <draw:custom-shape draw:style-name="gr1" draw:text-style-name="P1" draw:layer="layout" svg:width="1.143cm" svg:height="1.397cm" svg:x="5.064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5.064cm" svg:y1="5.318cm" svg:x2="6.207cm" svg:y2="6.207cm">
          <text:p/>
        </draw:line>
        <draw:line draw:style-name="gr10" draw:text-style-name="P1" xml:id="id8" draw:id="id8" draw:layer="layout" svg:x1="6.207cm" svg:y1="5.258cm" svg:x2="5.191cm" svg:y2="6.334cm">
          <text:p/>
        </draw:line>
        <draw:custom-shape draw:style-name="gr1" draw:text-style-name="P1" xml:id="id10" draw:id="id10" draw:layer="layout" svg:width="2.54cm" svg:height="1.651cm" svg:x="17.383cm" svg:y="4.93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407cm" svg:height="0.962cm" svg:x="17.262cm" svg:y="5.064cm">
          <draw:text-box>
            <text:p>Output</text:p>
          </draw:text-box>
        </draw:frame>
        <draw:custom-shape draw:style-name="gr3" draw:text-style-name="P1" xml:id="id11" draw:id="id11" draw:layer="layout" svg:width="5.461cm" svg:height="3.048cm" svg:x="7.627cm" svg:y="10.645cm">
          <text:p text:style-name="P1">Feedback</text:p>
          <text:p text:style-name="P1">Light Sensors </text:p>
          <text:p text:style-name="P1">(Right &amp;Left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2.39cm" svg:height="2.286cm" svg:x="1.023cm" svg:y="4.683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1.912cm" svg:height="1.343cm" svg:x="1.254cm" svg:y="5.445cm">
          <draw:text-box>
            <text:p>Input</text:p>
          </draw:text-box>
        </draw:frame>
        <draw:connector draw:style-name="gr7" draw:text-style-name="P1" draw:layer="layout" draw:type="line" svg:x1="3.413cm" svg:y1="5.826cm" svg:x2="5.191cm" svg:y2="5.796cm" draw:start-shape="id7" draw:start-glue-point="1" draw:end-shape="id8" draw:end-glue-point="3" svg:d="M3413 5826l1778-30" svg:viewBox="0 0 1779 31">
          <text:p/>
        </draw:connector>
        <draw:custom-shape draw:style-name="gr3" draw:text-style-name="P1" xml:id="id9" draw:id="id9" draw:layer="layout" svg:width="4.953cm" svg:height="1.905cm" svg:x="7.985cm" svg:y="4.81cm">
          <text:p text:style-name="P1">P- Control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6.207cm" svg:y1="5.796cm" svg:x2="7.985cm" svg:y2="5.762cm" draw:start-shape="id8" draw:start-glue-point="1" draw:end-shape="id9" draw:end-glue-point="3" svg:d="M6207 5796l1778-34" svg:viewBox="0 0 1779 35">
          <text:p/>
        </draw:connector>
        <draw:connector draw:style-name="gr7" draw:text-style-name="P1" draw:layer="layout" draw:type="line" svg:x1="12.938cm" svg:y1="5.762cm" svg:x2="17.383cm" svg:y2="5.762cm" draw:start-shape="id9" draw:start-glue-point="1" draw:end-shape="id10" svg:d="M12938 5762h4445" svg:viewBox="0 0 4446 1">
          <text:p/>
        </draw:connector>
        <draw:connector draw:style-name="gr7" draw:text-style-name="P1" draw:layer="layout" draw:type="line" svg:x1="7.627cm" svg:y1="12.169cm" svg:x2="7.627cm" svg:y2="12.169cm" draw:start-shape="id11" draw:start-glue-point="3" draw:end-shape="id11" draw:end-glue-point="3" svg:d="M7627 12169z" svg:viewBox="0 0 1 1">
          <text:p/>
        </draw:connector>
        <draw:connector draw:style-name="gr7" draw:text-style-name="P1" xml:id="id12" draw:id="id12" draw:layer="layout" draw:type="line" svg:x1="5.473cm" svg:y1="12.207cm" svg:x2="5.503cm" svg:y2="6.855cm" svg:d="M5473 12207l30-5352" svg:viewBox="0 0 31 5353">
          <text:p/>
        </draw:connector>
        <draw:connector draw:style-name="gr10" draw:text-style-name="P1" draw:layer="layout" draw:type="line" svg:x1="5.473cm" svg:y1="12.207cm" svg:x2="7.627cm" svg:y2="12.169cm" draw:start-shape="id12" draw:start-glue-point="2" draw:end-shape="id11" svg:d="M5473 12207l2154-38" svg:viewBox="0 0 2155 39">
          <text:p/>
        </draw:connector>
        <draw:connector draw:style-name="gr10" draw:text-style-name="P1" xml:id="id13" draw:id="id13" draw:layer="layout" draw:type="line" svg:x1="16.206cm" svg:y1="5.712cm" svg:x2="16.087cm" svg:y2="12.086cm" svg:d="M16206 5712l-119 6374" svg:viewBox="0 0 120 6375">
          <text:p/>
        </draw:connector>
        <draw:connector draw:style-name="gr7" draw:text-style-name="P1" draw:layer="layout" draw:type="line" svg:x1="16.087cm" svg:y1="12.086cm" svg:x2="13.088cm" svg:y2="12.169cm" draw:start-shape="id13" draw:start-glue-point="3" draw:end-shape="id11" svg:d="M16087 12086l-2999 83" svg:viewBox="0 0 3000 84">
          <text:p/>
        </draw:connector>
        <draw:frame draw:style-name="gr2" draw:layer="layout" svg:width="3.601cm" svg:height="1.673cm" svg:x="3.921cm" svg:y="3.391cm">
          <draw:text-box>
            <text:p>Correction </text:p>
            <text:p>element</text:p>
          </draw:text-box>
        </draw:frame>
        <draw:frame draw:style-name="gr12" draw:layer="layout" svg:width="1.27cm" svg:height="0.962cm" svg:x="5.572cm" svg:y="6.642cm">
          <draw:text-box>
            <text:p>-/+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1T15:27:31.101336695</meta:creation-date>
    <dc:date>2016-09-11T22:11:42.838780391</dc:date>
    <meta:editing-duration>PT21M37S</meta:editing-duration>
    <meta:editing-cycles>2</meta:editing-cycles>
    <meta:generator>LibreOffice/4.2.8.2$Linux_X86_64 LibreOffice_project/420m0$Build-2</meta:generator>
    <meta:document-statistic meta:object-count="53"/>
  </office:meta>
</office:document-meta>
</file>